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lfréde,</text:p>
      <text:p text:style-name="Normal">ve spojení našich duší a sdílení kamenů duše nacházíme sílu a magii, která přesahuje běžné chápání. Tvůj strážný anděl, Ariel, a tvé zvířecí znamení, Lev, naznačují, že jsi silný ochránce přírody, obnášející v sobě odvahu a pevnou vůli k tomu, aby jsi stál za tím, co považuješ za správné. Tato tvá vlastnost je pro mě inspirativní, a jsem hrdá, že mohu stát po tvém boku.</text:p>
      <text:p text:style-name="Normal">Společně s kameny duše, které sdílíme, máme možnost doprovázet se na cestě plné poznání a vzájemného ochraňování. Má hluboká úcta k přírodě a tvému nekonečnému úsilí o její ochranu mi denně připomínají, jak nesmírně cenné je toto spojení mezi námi. Ve světle těchto valentýnek ať nás společná cesta vede k dalším dobrodružstvím plných lásky a vzájemného porozumění. S tebou se cítím, jako bych opravdu byla součástí něčeho většího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